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25-01-02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24-01-2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23-01-1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21-12-29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20-12-28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20-02-14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19-01-10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18-01-03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17-01-04 21:19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16-01-05 16:3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15-01-05 15:23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14-01-23 16:1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13-01-08 19:59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11-01-04 15:26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09-12-29 20:5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09-01-07 16:59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08-01-10 19:15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07-01-09 17:55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06-01-06 00:22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05-01-18 16:44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04-01-08 20:2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03-01-13 19:06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02-01-15 23:3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01-01-09 21:36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2000-01-06 21:46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99-01-14 16:04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98-01-15 22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9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9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9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9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8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8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8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8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8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7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7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77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74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73-05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7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7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7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7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09097395001</text:p>
          </table:table-cell>
          <table:table-cell office:value-type="string" calcext:value-type="string">
            <text:p>197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